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</office:automatic-styles>
  <office:body>
    <office:text text:use-soft-page-breaks="true">
      <text:p text:style-name="P1">How to Make a Calculator in C# Windows Form Application Part-2</text:p>
      <text:p text:style-name="Normal"><text:a xlink:href="http://www.codebind.com/c-sharp/make-calculator-c-windows-form-application/" office:target-frame-name="_top" xlink:show="replace"><text:span text:style-name="Hyperlink">http://www.codebind.com/c-sharp/make-calculator-c-windows-form-application/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løstomtale" style:display-name="Uløst omtale" style:family="text" style:parent-style-name="Standardskrifttypeiafsni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uger</meta:initial-creator>
    <dc:creator>Bruger</dc:creator>
    <meta:creation-date>2017-11-27T21:19:00Z</meta:creation-date>
    <dc:date>2017-11-27T21:20:00Z</dc:date>
    <meta:template xlink:href="Normal" xlink:type="simple"/>
    <meta:editing-cycles>2</meta:editing-cycles>
    <meta:editing-duration>PT0S</meta:editing-duration>
    <meta:document-statistic meta:page-count="1" meta:paragraph-count="1" meta:word-count="32" meta:character-count="232" meta:row-count="1" meta:non-whitespace-character-count="201"/>
  </office:meta>
</office:document-meta>
</file>